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 SIL" svg:font-family="'Charis SIL'"/>
    <style:font-face style:name="IPAPANNEW" svg:font-family="IPAPANNEW"/>
    <style:font-face style:name="Mojikyo M202" svg:font-family="'Mojikyo M202'"/>
    <style:font-face style:name="Mojikyo M203" svg:font-family="'Mojikyo M203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58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haris SIL1" fo:font-size="10.5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0.5pt" style:language-asian="en" style:country-asian="US" style:font-style-asian="normal" style:font-weight-asian="normal" style:font-name-complex="SimSun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3" fo:font-size="14pt" fo:font-style="normal" fo:text-shadow="none" style:text-underline-style="none" fo:font-weight="normal" style:font-name-asian="Mojikyo M203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ext-properties style:font-name="Charis SIL1" style:font-name-asian="Charis SIL1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haris SIL1" fo:font-size="12pt" fo:language="fr" fo:country="FR" fo:font-style="normal" fo:text-shadow="none" style:text-underline-style="none" fo:font-weight="normal" style:text-und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haris SIL1" fo:font-size="12pt" fo:language="en" fo:country="US" fo:font-style="normal" fo:text-shadow="none" style:text-underline-style="none" fo:font-weight="normal" style:text-underline-mode="continuous" style:text-line-through-mode="continuous" style:font-size-asian="12pt" style:language-asian="en" style:country-asian="US" style:font-style-asian="normal" style:font-weight-asian="normal" style:font-name-complex="SimSun-Identity-H" style:font-size-complex="12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ris SIL1" fo:font-size="12pt" style:font-name-asian="Charis SIL1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ris SIL1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Charis SIL1" style:font-name-asian="宋体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Charis SIL1" fo:language="en" fo:country="US" fo:text-shadow="none" style:text-underline-style="none" fo:font-weight="normal" style:text-underline-mode="continuous" style:text-line-through-mode="continuous" style:font-name-asian="宋体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9" style:family="table-cell" style:parent-style-name="Default">
      <style:text-properties style:font-name-asian="宋体"/>
    </style:style>
    <style:style style:name="ce20" style:family="table-cell" style:parent-style-name="Default">
      <style:text-properties style:use-window-font-color="true" style:text-outline="false" style:text-line-through-style="none" style:font-name="Charis SIL1" fo:language="en" fo:country="US" fo:text-shadow="none" style:text-underline-style="none" fo:font-weight="normal" style:text-underline-mode="continuous" style:text-line-through-mode="continuous" style:font-name-asian="Charis SIL1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1" style:family="table-cell" style:parent-style-name="Default">
      <style:text-properties style:font-name="Charis SIL1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Charis SIL1" fo:language="fr" fo:country="FR" fo:font-style="normal" fo:text-shadow="none" style:text-underline-style="none" fo:font-weight="normal" style:text-underline-mode="continuous" style:text-line-through-mode="continuou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Charis SIL1" fo:font-size="11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position="0% 100%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5"/>
        <table:table-column table:style-name="co1" table:default-cell-style-name="ce16"/>
        <table:table-column table:style-name="co1" table:number-columns-repeated="6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1" table:default-cell-style-name="ce5"/>
        <table:table-row table:style-name="ro1">
          <table:table-cell table:style-name="ce1" office:value-type="string">
            <text:p>坤</text:p>
          </table:table-cell>
          <table:table-cell table:style-name="ce6" office:value-type="string">
            <text:p>0585</text:p>
          </table:table-cell>
          <table:table-cell table:style-name="ce12" office:value-type="string">
            <text:p>ɕjɨ</text:p>
          </table:table-cell>
          <table:table-cell table:style-name="ce14" office:value-type="string">
            <text:p>2_60</text:p>
          </table:table-cell>
          <table:table-cell office:value-type="string">
            <text:p>草</text:p>
          </table:table-cell>
          <table:table-cell office:value-type="string">
            <text:p>xɕaj</text:p>
          </table:table-cell>
          <table:table-cell table:number-columns-repeated="2"/>
          <table:table-cell office:value-type="string">
            <text:p>gj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詬</text:p>
          </table:table-cell>
          <table:table-cell table:style-name="ce7" office:value-type="float" office:value="5043">
            <text:p>5043</text:p>
          </table:table-cell>
          <table:table-cell table:style-name="ce13" office:value-type="string">
            <text:p>dzjwɨ</text:p>
          </table:table-cell>
          <table:table-cell table:style-name="ce15" office:value-type="string">
            <text:p>2_28</text:p>
          </table:table-cell>
          <table:table-cell table:style-name="ce17" office:value-type="string">
            <text:p>判</text:p>
          </table:table-cell>
          <table:table-cell office:value-type="string">
            <text:p>rɤmdzɯt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圸</text:p>
          </table:table-cell>
          <table:table-cell table:style-name="ce6" office:value-type="string">
            <text:p>2847</text:p>
          </table:table-cell>
          <table:table-cell table:style-name="ce12" office:value-type="string">
            <text:p>.u.</text:p>
          </table:table-cell>
          <table:table-cell table:style-name="ce14" office:value-type="string">
            <text:p>2_51</text:p>
          </table:table-cell>
          <table:table-cell table:style-name="ce17" office:value-type="string">
            <text:p>擔</text:p>
          </table:table-cell>
          <table:table-cell office:value-type="string">
            <text:p>jqu</text:p>
          </table:table-cell>
          <table:table-cell table:number-columns-repeated="2"/>
          <table:table-cell table:style-name="Default" office:value-type="string">
            <text:p>gj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罪</text:p>
          </table:table-cell>
          <table:table-cell table:style-name="ce7" office:value-type="string">
            <text:p>0645</text:p>
          </table:table-cell>
          <table:table-cell table:style-name="ce12" office:value-type="string">
            <text:p>.wu</text:p>
          </table:table-cell>
          <table:table-cell table:style-name="ce15" office:value-type="string">
            <text:p>2_51</text:p>
          </table:table-cell>
          <table:table-cell table:style-name="ce17" office:value-type="string">
            <text:p>助</text:p>
          </table:table-cell>
          <table:table-cell office:value-type="string">
            <text:p>qur</text:p>
          </table:table-cell>
          <table:table-cell office:value-type="string">
            <text:p>ʁʚ</text:p>
          </table:table-cell>
          <table:table-cell/>
          <table:table-cell office:value-type="string">
            <text:p>gj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垉</text:p>
          </table:table-cell>
          <table:table-cell table:style-name="ce6" office:value-type="float" office:value="2857">
            <text:p>2857</text:p>
          </table:table-cell>
          <table:table-cell table:style-name="ce12" office:value-type="string">
            <text:p>ŋ<text:span text:style-name="T1">o</text:span></text:p>
          </table:table-cell>
          <table:table-cell table:style-name="ce14" office:value-type="string">
            <text:p>2_42</text:p>
          </table:table-cell>
          <table:table-cell table:style-name="ce17" office:value-type="string">
            <text:p>病</text:p>
          </table:table-cell>
          <table:table-cell office:value-type="string">
            <text:p>tɤŋɤm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float" office:value="5046">
            <text:p>5046</text:p>
          </table:table-cell>
          <table:table-cell office:value-type="string">
            <text:p>nu</text:p>
          </table:table-cell>
          <table:table-cell/>
          <table:table-cell table:style-name="ce18" office:value-type="string">
            <text:p>针</text:p>
          </table:table-cell>
          <table:table-cell table:style-name="ce20" office:value-type="string">
            <text:p>tɯmnɯ</text:p>
          </table:table-cell>
          <table:table-cell table:style-name="ce20" table:number-columns-repeated="2"/>
          <table:table-cell office:value-type="string">
            <text:p>gj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柎</text:p>
          </table:table-cell>
          <table:table-cell table:style-name="ce7" office:value-type="float" office:value="3547">
            <text:p>3547</text:p>
          </table:table-cell>
          <table:table-cell table:style-name="ce13" office:value-type="string">
            <text:p>lia</text:p>
          </table:table-cell>
          <table:table-cell table:style-name="ce15" office:value-type="string">
            <text:p>2_15</text:p>
          </table:table-cell>
          <table:table-cell table:style-name="ce17" office:value-type="string">
            <text:p>醉</text:p>
          </table:table-cell>
          <table:table-cell/>
          <table:table-cell table:style-name="ce22" office:value-type="string">
            <text:p>kɑldɑ́ʔ </text:p>
          </table:table-cell>
          <table:table-cell/>
          <table:table-cell table:style-name="Default" office:value-type="string">
            <text:p>gx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float" office:value="964">
            <text:p>964</text:p>
          </table:table-cell>
          <table:table-cell table:style-name="ce9" office:value-type="string">
            <text:p>·wọ </text:p>
          </table:table-cell>
          <table:table-cell/>
          <table:table-cell office:value-type="string">
            <text:p>枕</text:p>
          </table:table-cell>
          <table:table-cell office:value-type="string">
            <text:p>tɤ-mkɯm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>
            <text:p>葭</text:p>
          </table:table-cell>
          <table:table-cell table:style-name="ce7" office:value-type="float" office:value="4767">
            <text:p>4767</text:p>
          </table:table-cell>
          <table:table-cell table:style-name="ce12" office:value-type="string">
            <text:p>ɣwej</text:p>
          </table:table-cell>
          <table:table-cell table:style-name="ce14" office:value-type="string">
            <text:p>1_33</text:p>
          </table:table-cell>
          <table:table-cell table:style-name="ce17" office:value-type="string">
            <text:p>鬥</text:p>
          </table:table-cell>
          <table:table-cell office:value-type="string">
            <text:p>nɤmqe</text:p>
          </table:table-cell>
          <table:table-cell table:number-columns-repeated="2"/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漢</text:p>
          </table:table-cell>
          <table:table-cell table:style-name="ce6" office:value-type="float" office:value="5689">
            <text:p>5689</text:p>
          </table:table-cell>
          <table:table-cell table:style-name="ce12" office:value-type="string">
            <text:p>ɣa</text:p>
          </table:table-cell>
          <table:table-cell table:style-name="ce14" office:value-type="string">
            <text:p>1_17</text:p>
          </table:table-cell>
          <table:table-cell table:style-name="ce17" office:value-type="string">
            <text:p>戶</text:p>
          </table:table-cell>
          <table:table-cell office:value-type="string">
            <text:p>kɯm</text:p>
          </table:table-cell>
          <table:table-cell/>
          <table:table-cell table:style-name="ce22" office:value-type="string">
            <text:p>ʁe</text:p>
          </table:table-cell>
          <table:table-cell table:style-name="Default" office:value-type="string">
            <text:p>gx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夫</text:p>
          </table:table-cell>
          <table:table-cell table:style-name="ce6" office:value-type="float" office:value="2045">
            <text:p>2045</text:p>
          </table:table-cell>
          <table:table-cell table:style-name="ce12" office:value-type="string">
            <text:p>.o</text:p>
          </table:table-cell>
          <table:table-cell table:style-name="ce14" office:value-type="string">
            <text:p>2_42</text:p>
          </table:table-cell>
          <table:table-cell table:style-name="ce17" office:value-type="string">
            <text:p>酒</text:p>
          </table:table-cell>
          <table:table-cell table:style-name="ce21" table:number-columns-repeated="2"/>
          <table:table-cell table:style-name="ce22" office:value-type="string">
            <text:p>vʚ </text:p>
          </table:table-cell>
          <table:table-cell office:value-type="string">
            <text:p>gj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 office:value-type="string">
            <text:p>復</text:p>
          </table:table-cell>
          <table:table-cell table:style-name="ce6" office:value-type="float" office:value="2082">
            <text:p>2082</text:p>
          </table:table-cell>
          <table:table-cell table:style-name="ce12" office:value-type="string">
            <text:p>.jɨr</text:p>
          </table:table-cell>
          <table:table-cell table:style-name="ce14" office:value-type="string">
            <text:p>1_86</text:p>
          </table:table-cell>
          <table:table-cell table:style-name="ce17" office:value-type="string">
            <text:p>問</text:p>
          </table:table-cell>
          <table:table-cell table:number-columns-repeated="2"/>
          <table:table-cell office:value-type="string">
            <text:p>rje</text:p>
          </table:table-cell>
          <table:table-cell office:value-type="string">
            <text:p>gj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組</text:p>
          </table:table-cell>
          <table:table-cell table:style-name="ce6" office:value-type="float" office:value="1278">
            <text:p>1278</text:p>
          </table:table-cell>
          <table:table-cell table:style-name="ce12" office:value-type="string">
            <text:p>.jɨ</text:p>
          </table:table-cell>
          <table:table-cell table:style-name="ce14" office:value-type="string">
            <text:p>2_28</text:p>
          </table:table-cell>
          <table:table-cell table:style-name="ce17" office:value-type="string">
            <text:p>謂</text:p>
          </table:table-cell>
          <table:table-cell table:number-columns-repeated="2"/>
          <table:table-cell office:value-type="string">
            <text:p>jə</text:p>
          </table:table-cell>
          <table:table-cell office:value-type="string">
            <text:p>gj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string">
            <text:p>忝</text:p>
          </table:table-cell>
          <table:table-cell table:style-name="ce7" office:value-type="float" office:value="3177">
            <text:p>3177</text:p>
          </table:table-cell>
          <table:table-cell table:style-name="ce13" office:value-type="string">
            <text:p>kur</text:p>
          </table:table-cell>
          <table:table-cell table:style-name="ce15" office:value-type="string">
            <text:p>2_69</text:p>
          </table:table-cell>
          <table:table-cell table:style-name="ce17" office:value-type="string">
            <text:p>寒</text:p>
          </table:table-cell>
          <table:table-cell table:number-columns-repeated="2"/>
          <table:table-cell office:value-type="string">
            <text:p>rkʰʚ</text:p>
          </table:table-cell>
          <table:table-cell office:value-type="string">
            <text:p>gj</text:p>
          </table:table-cell>
          <table:table-cell office:value-type="string">
            <text:p>?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稿</text:p>
          </table:table-cell>
          <table:table-cell table:style-name="ce6" office:value-type="string">
            <text:p>0524</text:p>
          </table:table-cell>
          <table:table-cell table:style-name="ce12" office:value-type="string">
            <text:p>dzju</text:p>
          </table:table-cell>
          <table:table-cell table:style-name="ce14" office:value-type="string">
            <text:p>1_02</text:p>
          </table:table-cell>
          <table:table-cell/>
          <table:table-cell office:value-type="string">
            <text:p>ndzɯ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Default"/>
          <table:table-cell/>
          <table:table-cell table:style-name="ce11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ce11" table:number-columns-repeated="2"/>
          <table:table-cell table:style-name="Default"/>
          <table:table-cell table:style-name="ce19"/>
          <table:table-cell table:style-name="ce21" table:number-columns-repeated="3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/>
          <table:table-cell table:style-name="ce11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11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2"/>
          <table:table-cell table:style-name="ce19"/>
          <table:table-cell table:style-name="ce21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/>
          <table:table-cell table:number-columns-repeated="10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11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1"/>
          <table:table-cell table:number-columns-repeated="8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11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/>
          <table:table-cell table:number-columns-repeated="2"/>
          <table:table-cell table:style-name="ce19"/>
          <table:table-cell table:style-name="ce21" table:number-columns-repeated="3"/>
          <table:table-cell table:style-name="Default"/>
          <table:table-cell table:number-columns-repeated="2"/>
          <table:table-cell table:style-name="ce24"/>
          <table:table-cell table:number-columns-repeated="1012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/>
          <table:table-cell table:style-name="ce11" table:number-columns-repeated="2"/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11"/>
          <table:table-cell/>
          <table:table-cell table:style-name="ce19"/>
          <table:table-cell table:style-name="ce21" table:number-columns-repeated="3"/>
          <table:table-cell table:number-columns-repeated="1016"/>
        </table:table-row>
        <table:table-row table:style-name="ro3">
          <table:table-cell/>
          <table:table-cell table:style-name="ce11"/>
          <table:table-cell table:number-columns-repeated="2"/>
          <table:table-cell table:style-name="ce19"/>
          <table:table-cell table:style-name="ce21" table:number-columns-repeated="3"/>
          <table:table-cell table:number-columns-repeated="1016"/>
        </table:table-row>
        <table:table-row table:style-name="ro3">
          <table:table-cell/>
          <table:table-cell table:style-name="ce11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ce11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1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11" table:number-columns-repeated="2"/>
          <table:table-cell table:style-name="Default"/>
          <table:table-cell table:style-name="ce19"/>
          <table:table-cell table:style-name="ce21" table:number-columns-repeated="3"/>
          <table:table-cell table:style-name="Default" table:number-columns-repeated="2"/>
          <table:table-cell table:number-columns-repeated="1014"/>
        </table:table-row>
        <table:table-row table:style-name="ro3" table:number-rows-repeated="74">
          <table:table-cell table:style-name="Default"/>
          <table:table-cell table:style-name="ce11" table:number-columns-repeated="2"/>
          <table:table-cell table:style-name="Default"/>
          <table:table-cell table:style-name="ce19"/>
          <table:table-cell table:style-name="ce21" table:number-columns-repeated="3"/>
          <table:table-cell table:style-name="Default" table:number-columns-repeated="5"/>
          <table:table-cell table:number-columns-repeated="1011"/>
        </table:table-row>
        <table:table-row table:style-name="ro3" table:number-rows-repeated="65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 SIL" svg:font-family="'Charis SIL'"/>
    <style:font-face style:name="IPAPANNEW" svg:font-family="IPAPANNEW"/>
    <style:font-face style:name="Mojikyo M202" svg:font-family="'Mojikyo M202'"/>
    <style:font-face style:name="Mojikyo M203" svg:font-family="'Mojikyo M203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</number:time-style>
    <number:date-style style:name="N164">
      <number:year number:style="long"/>
      <number:text>/</number:text>
      <number:month/>
      <number:text>/</number:text>
      <number:day/>
    </number:date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2" number:min-integer-digits="1" number:grouping="true"/>
      <number:text> € </number:text>
    </number:number-style>
    <number:number-style style:name="N172P1" style:volatile="true">
      <number:text>-</number:text>
      <number:number number:decimal-places="2" number:min-integer-digits="1" number:grouping="true"/>
      <number:text> € </number:text>
    </number:number-style>
    <number:number-style style:name="N172P2" style:volatile="true">
      <number:text> -</number:text>
      <number:number number: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3" number:min-exponent-digits="1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￥</number:text>
      <number:number number:decimal-places="0" number:min-integer-digits="1" number:grouping="true"/>
    </number:number-style>
    <number:number-style style:name="N178">
      <number:text>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￥</number:text>
      <number:number number:decimal-places="0" number:min-integer-digits="1" number:grouping="true"/>
    </number:number-style>
    <number:number-style style:name="N179">
      <style:text-properties fo:color="#ff0000"/>
      <number:text>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￥</number:text>
      <number:number number:decimal-places="2" number:min-integer-digits="1" number:grouping="true"/>
    </number:number-style>
    <number:number-style style:name="N180">
      <number:text>￥-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￥</number:text>
      <number:number number:decimal-places="2" number:min-integer-digits="1" number:grouping="true"/>
    </number:number-style>
    <number:number-style style:name="N181">
      <style:text-properties fo:color="#ff0000"/>
      <number:text>￥-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text> ￥</number:text>
      <number:number number:decimal-places="0" number:min-integer-digits="1" number:grouping="true"/>
      <number:text> </number:text>
    </number:number-style>
    <number:number-style style:name="N182P1" style:volatile="true">
      <number:text> ￥-</number:text>
      <number:number number:decimal-places="0" number:min-integer-digits="1" number:grouping="true"/>
      <number:text> </number:text>
    </number:number-style>
    <number:number-style style:name="N182P2" style:volatile="true">
      <number:text> ￥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￥</number:text>
      <number:number number:decimal-places="2" number:min-integer-digits="1" number:grouping="true"/>
      <number:text> </number:text>
    </number:number-style>
    <number:number-style style:name="N184P1" style:volatile="true">
      <number:text> ￥-</number:text>
      <number:number number:decimal-places="2" number:min-integer-digits="1" number:grouping="true"/>
      <number:text> </number:text>
    </number:number-style>
    <number:number-style style:name="N184P2" style:volatile="true">
      <number:text> ￥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c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c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c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9" style:display-name="60 % - Accent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9" style:display-name="60 % - Accent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9" style:display-name="60 % - Accent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9" style:display-name="60 % - 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9" style:display-name="60 % - 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9" style:display-name="60 % - Accent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9" style:display-name="Avertissemen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9" style:display-name="Calcul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9" style:display-name="Cellule liée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9" style:display-name="Commentaire 9" style:family="table-cell" style:parent-style-name="Default">
      <style:table-cell-properties fo:background-color="#ffffcc" style:diagonal-bl-tr="none" style:diagonal-tl-br="none" fo:border="0.035cm solid #c0c0c0"/>
    </style:style>
    <style:style style:name="Entrée_20_9" style:display-name="Entrée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9" style:display-name="Insatisfaisant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9" style:display-name="Neutre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9" style:display-name="Satisfaisant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9" style:display-name="Sortie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9" style:display-name="Texte explicatif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0" style:display-name="Titre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9" style:display-name="Titre 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9" style:display-name="Titre 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9" style:display-name="Titre 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9" style:display-name="Titre 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9" style:display-name="Vérification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9" style:display-name="常规_Sheet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0" style:display-name="60 % - Accent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0" style:display-name="60 % - Accent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0" style:display-name="60 % - Accent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0" style:display-name="60 % - 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0" style:display-name="60 % - 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0" style:display-name="60 % - Accent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0" style:display-name="Avertissemen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0" style:display-name="Calcul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0" style:display-name="Cellule liée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0" style:display-name="Commentaire 10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0" style:display-name="Entrée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0" style:display-name="Insatisfaisant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0" style:display-name="Neutre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0" style:display-name="Satisfaisant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0" style:display-name="Sortie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0" style:display-name="Texte explicatif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1" style:display-name="Titre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0" style:display-name="Titre 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0" style:display-name="Titre 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0" style:display-name="Titre 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0" style:display-name="Titre 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0" style:display-name="Vérification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0" style:display-name="常规_Sheet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1" style:display-name="60 % - Accent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1" style:display-name="60 % - Accent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1" style:display-name="60 % - Accent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1" style:display-name="60 % - 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1" style:display-name="60 % - 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1" style:display-name="60 % - Accent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1" style:display-name="Avertissemen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1" style:display-name="Calcul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1" style:display-name="Cellule liée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1" style:display-name="Commentaire 1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1" style:display-name="Entrée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1" style:display-name="Insatisfaisant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1" style:display-name="Neutre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1" style:display-name="Satisfaisant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1" style:display-name="Sortie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1" style:display-name="Texte explicatif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2" style:display-name="Titre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1" style:display-name="Titre 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1" style:display-name="Titre 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1" style:display-name="Titre 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1" style:display-name="Titre 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1" style:display-name="Vérification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1" style:display-name="常规_Sheet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2" style:display-name="20 % - Accent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2" style:display-name="20 % - Accent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2" style:display-name="20 % - Accent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2" style:display-name="20 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2" style:display-name="20 % - Accent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2" style:display-name="20 % - Accent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2" style:display-name="40 % - Accent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2" style:display-name="4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2" style:display-name="40 % - Accent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2" style:display-name="40 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2" style:display-name="40 % - Accent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2" style:display-name="40 % - Accent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2" style:display-name="60 % - Accent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2" style:display-name="60 % - Accent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2" style:display-name="60 % - Accent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2" style:display-name="60 % - 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2" style:display-name="60 % - 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2" style:display-name="60 % - Accent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2" style:display-name="Avertissemen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2" style:display-name="Calcul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2" style:display-name="Cellule liée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2" style:display-name="Commentaire 1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2" style:display-name="Entrée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2" style:display-name="Insatisfaisant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2" style:display-name="Neutre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2" style:display-name="Satisfaisant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2" style:display-name="Sortie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2" style:display-name="Texte explicatif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3" style:display-name="Titre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2" style:display-name="Titre 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2" style:display-name="Titre 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2" style:display-name="Titre 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2" style:display-name="Titre 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2" style:display-name="Vérification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2" style:display-name="常规_Sheet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3" style:display-name="20 % - Accent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3" style:display-name="20 % - Accent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3" style:display-name="20 % - Accent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3" style:display-name="20 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3" style:display-name="20 % - Accent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3" style:display-name="20 % - Accent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3" style:display-name="40 % - Accent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3" style:display-name="4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3" style:display-name="40 % - Accent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3" style:display-name="40 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3" style:display-name="40 % - Accent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3" style:display-name="40 % - Accent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3" style:display-name="60 % - Accent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3" style:display-name="60 % - Accent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3" style:display-name="60 % - Accent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3" style:display-name="60 % - 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3" style:display-name="60 % - 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3" style:display-name="60 % - Accent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3" style:display-name="Avertissemen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3" style:display-name="Calcul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3" style:display-name="Cellule liée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3" style:display-name="Commentaire 1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3" style:display-name="Entrée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3" style:display-name="Insatisfaisant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3" style:display-name="Neutre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3" style:display-name="Satisfaisant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3" style:display-name="Sortie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3" style:display-name="Texte explicatif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4" style:display-name="Titre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3" style:display-name="Titre 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3" style:display-name="Titre 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3" style:display-name="Titre 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3" style:display-name="Titre 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3" style:display-name="Vérification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3" style:display-name="常规_Sheet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4" style:display-name="20 % - Accent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4" style:display-name="20 % - Accent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4" style:display-name="20 % - Accent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4" style:display-name="20 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4" style:display-name="20 % - Accent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4" style:display-name="20 % - Accent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4" style:display-name="40 % - Accent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4" style:display-name="4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4" style:display-name="40 % - Accent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4" style:display-name="40 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4" style:display-name="40 % - Accent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4" style:display-name="40 % - Accent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4" style:display-name="60 % - Accent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4" style:display-name="60 % - Accent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4" style:display-name="60 % - Accent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4" style:display-name="60 % - 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4" style:display-name="60 % - 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4" style:display-name="60 % - Accent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4" style:display-name="Avertissemen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4" style:display-name="Calcul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4" style:display-name="Cellule liée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4" style:display-name="Commentaire 1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4" style:display-name="Entrée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4" style:display-name="Insatisfaisant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4" style:display-name="Neutre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4" style:display-name="Satisfaisant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4" style:display-name="Sortie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4" style:display-name="Texte explicatif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5" style:display-name="Titre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4" style:display-name="Titre 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4" style:display-name="Titre 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4" style:display-name="Titre 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4" style:display-name="Titre 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4" style:display-name="Vérification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4" style:display-name="常规_Sheet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5" style:display-name="20 % - Accent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5" style:display-name="20 % - Accent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5" style:display-name="20 % - Accent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5" style:display-name="20 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5" style:display-name="20 % - Accent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5" style:display-name="20 % - Accent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5" style:display-name="40 % - Accent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5" style:display-name="4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5" style:display-name="40 % - Accent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5" style:display-name="40 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5" style:display-name="40 % - Accent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5" style:display-name="40 % - Accent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5" style:display-name="60 % - Accent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5" style:display-name="60 % - Accent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5" style:display-name="60 % - Accent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5" style:display-name="60 % - 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5" style:display-name="60 % - 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5" style:display-name="60 % - Accent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5" style:display-name="Avertissemen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5" style:display-name="Calcul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5" style:display-name="Cellule liée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5" style:display-name="Commentaire 1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5" style:display-name="Entrée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5" style:display-name="Insatisfaisant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5" style:display-name="Neutre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5" style:display-name="Satisfaisant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5" style:display-name="Sortie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5" style:display-name="Texte explicatif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6" style:display-name="Titre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5" style:display-name="Titre 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5" style:display-name="Titre 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5" style:display-name="Titre 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5" style:display-name="Titre 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5" style:display-name="Vérification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5" style:display-name="常规_Sheet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6" style:display-name="20 % - Accent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6" style:display-name="20 % - Accent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6" style:display-name="20 % - Accent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6" style:display-name="20 % - Accent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6" style:display-name="20 % - Accent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6" style:display-name="20 % - Accent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6" style:display-name="40 % - Accent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6" style:display-name="4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6" style:display-name="40 % - Accent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6" style:display-name="40 % - Accent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6" style:display-name="40 % - Accent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6" style:display-name="40 % - Accent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6" style:display-name="60 % - Accent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6" style:display-name="60 % - Accent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6" style:display-name="60 % - Accent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6" style:display-name="60 % - Accent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6" style:display-name="60 % - Accent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6" style:display-name="60 % - Accent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6" style:display-name="Accent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6" style:display-name="Accent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6" style:display-name="Accent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6" style:display-name="Accent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6" style:display-name="Accent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6" style:display-name="Accent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6" style:display-name="Avertissement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6" style:display-name="Calcul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6" style:display-name="Cellule liée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6" style:display-name="Commentaire 16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6" style:display-name="Entrée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6" style:display-name="Insatisfaisant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6" style:display-name="Neutre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6" style:display-name="Satisfaisant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6" style:display-name="Sortie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6" style:display-name="Texte explicatif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7" style:display-name="Titre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6" style:display-name="Titre 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6" style:display-name="Titre 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6" style:display-name="Titre 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6" style:display-name="Titre 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6" style:display-name="Total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6" style:display-name="Vérification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6" style:display-name="常规_Sheet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18/10/2016</text:date>, <text:time>12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5" style:display-name="PageStyle_Sheet1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6" style:display-name="PageStyle_Sheet1 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30T12:13:59.82</meta:creation-date>
    <dc:date>2016-10-18T12:35:16.85</dc:date>
    <meta:editing-duration>PT01H52M05S</meta:editing-duration>
    <meta:editing-cycles>41</meta:editing-cycles>
    <meta:generator>OpenOffice.org/3.0$Win32 OpenOffice.org_project/300m15$Build-9379</meta:generator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